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0504_2" table:style-name="ta1">
        <table:shapes>
          <draw:frame draw:z-index="0" draw:style-name="gr1" draw:text-style-name="P1" svg:width="4.3102in" svg:height="2.5201in" svg:x="0.0433in" svg:y="4.5701in">
            <draw:object draw:notify-on-update-of-ranges="output_0504_2.C1:output_0504_2.C25 output_0504_2.D1:output_0504_2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21in" svg:height="3.5449in" svg:x="4.6567in" svg:y="4.7374in">
            <draw:object draw:notify-on-update-of-ranges="output_0504_2.H1:output_0504_2.H26 output_0504_2.I1:output_0504_2.I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31in" svg:height="3.5449in" svg:x="11.2846in" svg:y="4.7583in">
            <draw:object draw:notify-on-update-of-ranges="output_0504_2.M1:output_0504_2.M25 output_0504_2.N1:output_0504_2.N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28in" svg:height="3.5453in" svg:x="0.2276in" svg:y="8.9201in">
            <draw:object draw:notify-on-update-of-ranges="output_0504_2.R1:output_0504_2.R25 output_0504_2.S1:output_0504_2.S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21in" svg:height="3.5449in" svg:x="8.0898in" svg:y="9.0563in">
            <draw:object draw:notify-on-update-of-ranges="output_0504_2.W1:output_0504_2.W20 output_0504_2.X1:output_0504_2.X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3.10439" calcext:value-type="float">
            <text:p>-3.10439</text:p>
          </table:table-cell>
          <table:table-cell office:value-type="float" office:value="0.0436146254946205" calcext:value-type="float">
            <text:p>0.0436146254946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28649" calcext:value-type="float">
            <text:p>-3.28649</text:p>
          </table:table-cell>
          <table:table-cell office:value-type="float" office:value="0.137309637489066" calcext:value-type="float">
            <text:p>0.1373096374890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3.05859" calcext:value-type="float">
            <text:p>-3.05859</text:p>
          </table:table-cell>
          <table:table-cell office:value-type="float" office:value="0.408382851212976" calcext:value-type="float">
            <text:p>0.40838285121297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2.77062" calcext:value-type="float">
            <text:p>-2.77062</text:p>
          </table:table-cell>
          <table:table-cell office:value-type="float" office:value="0.0538710354100701" calcext:value-type="float">
            <text:p>0.053871035410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08974" calcext:value-type="float">
            <text:p>-3.08974</text:p>
          </table:table-cell>
          <table:table-cell office:value-type="float" office:value="0.0257607154118995" calcext:value-type="float">
            <text:p>0.025760715411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3.08612" calcext:value-type="float">
            <text:p>-3.08612</text:p>
          </table:table-cell>
          <table:table-cell office:value-type="float" office:value="0.038302306700162" calcext:value-type="float">
            <text:p>0.0383023067001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34418" calcext:value-type="float">
            <text:p>-3.34418</text:p>
          </table:table-cell>
          <table:table-cell office:value-type="float" office:value="0.0939160241562552" calcext:value-type="float">
            <text:p>0.0939160241562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3.03557" calcext:value-type="float">
            <text:p>-3.03557</text:p>
          </table:table-cell>
          <table:table-cell office:value-type="float" office:value="0.416403870636704" calcext:value-type="float">
            <text:p>0.41640387063670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2.775" calcext:value-type="float">
            <text:p>-2.775</text:p>
          </table:table-cell>
          <table:table-cell office:value-type="float" office:value="0.0573440663358704" calcext:value-type="float">
            <text:p>0.057344066335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10075" calcext:value-type="float">
            <text:p>-3.10075</text:p>
          </table:table-cell>
          <table:table-cell office:value-type="float" office:value="0.0562194977097986" calcext:value-type="float">
            <text:p>0.05621949770979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3.07749" calcext:value-type="float">
            <text:p>-3.07749</text:p>
          </table:table-cell>
          <table:table-cell office:value-type="float" office:value="0.0474825769477167" calcext:value-type="float">
            <text:p>0.0474825769477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35652" calcext:value-type="float">
            <text:p>-3.35652</text:p>
          </table:table-cell>
          <table:table-cell office:value-type="float" office:value="0.148641176937393" calcext:value-type="float">
            <text:p>0.1486411769373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3.02403" calcext:value-type="float">
            <text:p>-3.02403</text:p>
          </table:table-cell>
          <table:table-cell office:value-type="float" office:value="0.435311941340449" calcext:value-type="float">
            <text:p>0.43531194134044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2.97893" calcext:value-type="float">
            <text:p>-2.97893</text:p>
          </table:table-cell>
          <table:table-cell office:value-type="float" office:value="0.0757668665867486" calcext:value-type="float">
            <text:p>0.0757668665867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09243" calcext:value-type="float">
            <text:p>-3.09243</text:p>
          </table:table-cell>
          <table:table-cell office:value-type="float" office:value="0.0321258593316539" calcext:value-type="float">
            <text:p>0.03212585933165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3.16986" calcext:value-type="float">
            <text:p>-3.16986</text:p>
          </table:table-cell>
          <table:table-cell office:value-type="float" office:value="0.0445981373284497" calcext:value-type="float">
            <text:p>0.044598137328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47484" calcext:value-type="float">
            <text:p>-3.47484</text:p>
          </table:table-cell>
          <table:table-cell office:value-type="float" office:value="0.109125614863121" calcext:value-type="float">
            <text:p>0.1091256148631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3.08485" calcext:value-type="float">
            <text:p>-3.08485</text:p>
          </table:table-cell>
          <table:table-cell office:value-type="float" office:value="0.45111011326427" calcext:value-type="float">
            <text:p>0.451110113264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.94912" calcext:value-type="float">
            <text:p>-2.94912</text:p>
          </table:table-cell>
          <table:table-cell office:value-type="float" office:value="0.047304664977299" calcext:value-type="float">
            <text:p>0.0473046649772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10576" calcext:value-type="float">
            <text:p>-3.10576</text:p>
          </table:table-cell>
          <table:table-cell office:value-type="float" office:value="0.0298584797131398" calcext:value-type="float">
            <text:p>0.029858479713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3.13097" calcext:value-type="float">
            <text:p>-3.13097</text:p>
          </table:table-cell>
          <table:table-cell office:value-type="float" office:value="0.0456677893772266" calcext:value-type="float">
            <text:p>0.0456677893772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35581" calcext:value-type="float">
            <text:p>-3.35581</text:p>
          </table:table-cell>
          <table:table-cell office:value-type="float" office:value="0.117019886615787" calcext:value-type="float">
            <text:p>0.1170198866157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3.09331" calcext:value-type="float">
            <text:p>-3.09331</text:p>
          </table:table-cell>
          <table:table-cell office:value-type="float" office:value="0.493690484188442" calcext:value-type="float">
            <text:p>0.49369048418844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2.83694" calcext:value-type="float">
            <text:p>-2.83694</text:p>
          </table:table-cell>
          <table:table-cell office:value-type="float" office:value="0.0606158117555985" calcext:value-type="float">
            <text:p>0.0606158117555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10609" calcext:value-type="float">
            <text:p>-3.10609</text:p>
          </table:table-cell>
          <table:table-cell office:value-type="float" office:value="0.0351387596721364" calcext:value-type="float">
            <text:p>0.03513875967213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6.31831" calcext:value-type="float">
            <text:p>-6.31831</text:p>
          </table:table-cell>
          <table:table-cell office:value-type="float" office:value="0.071714248458916" calcext:value-type="float">
            <text:p>0.07171424845891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6.09782" calcext:value-type="float">
            <text:p>-6.09782</text:p>
          </table:table-cell>
          <table:table-cell office:value-type="float" office:value="0.099944902563612" calcext:value-type="float">
            <text:p>0.0999449025636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6.0038" calcext:value-type="float">
            <text:p>-6.0038</text:p>
          </table:table-cell>
          <table:table-cell office:value-type="float" office:value="0.490836528885424" calcext:value-type="float">
            <text:p>0.49083652888542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5.70692" calcext:value-type="float">
            <text:p>-5.70692</text:p>
          </table:table-cell>
          <table:table-cell office:value-type="float" office:value="0.10376840790662" calcext:value-type="float">
            <text:p>0.103768407906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.36598" calcext:value-type="float">
            <text:p>-6.36598</text:p>
          </table:table-cell>
          <table:table-cell office:value-type="float" office:value="0.101145620079651" calcext:value-type="float">
            <text:p>0.10114562007965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6.20452" calcext:value-type="float">
            <text:p>-6.20452</text:p>
          </table:table-cell>
          <table:table-cell office:value-type="float" office:value="0.0708033065238203" calcext:value-type="float">
            <text:p>0.0708033065238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6.05225" calcext:value-type="float">
            <text:p>-6.05225</text:p>
          </table:table-cell>
          <table:table-cell office:value-type="float" office:value="0.0878307679803573" calcext:value-type="float">
            <text:p>0.0878307679803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6.00648" calcext:value-type="float">
            <text:p>-6.00648</text:p>
          </table:table-cell>
          <table:table-cell office:value-type="float" office:value="0.367982932791775" calcext:value-type="float">
            <text:p>0.3679829327917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5.8539" calcext:value-type="float">
            <text:p>-5.8539</text:p>
          </table:table-cell>
          <table:table-cell office:value-type="float" office:value="0.0930724116114536" calcext:value-type="float">
            <text:p>0.0930724116114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.36207" calcext:value-type="float">
            <text:p>-6.36207</text:p>
          </table:table-cell>
          <table:table-cell office:value-type="float" office:value="0.0907425304278384" calcext:value-type="float">
            <text:p>0.09074253042783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6.33032" calcext:value-type="float">
            <text:p>-6.33032</text:p>
          </table:table-cell>
          <table:table-cell office:value-type="float" office:value="0.0694190701895116" calcext:value-type="float">
            <text:p>0.06941907018951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6.05848" calcext:value-type="float">
            <text:p>-6.05848</text:p>
          </table:table-cell>
          <table:table-cell office:value-type="float" office:value="0.105773736732674" calcext:value-type="float">
            <text:p>0.1057737367326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6.02322" calcext:value-type="float">
            <text:p>-6.02322</text:p>
          </table:table-cell>
          <table:table-cell office:value-type="float" office:value="0.380969611095905" calcext:value-type="float">
            <text:p>0.3809696110959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5.63956" calcext:value-type="float">
            <text:p>-5.63956</text:p>
          </table:table-cell>
          <table:table-cell office:value-type="float" office:value="0.0848791025628405" calcext:value-type="float">
            <text:p>0.0848791025628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.305" calcext:value-type="float">
            <text:p>-6.305</text:p>
          </table:table-cell>
          <table:table-cell office:value-type="float" office:value="0.107834336845975" calcext:value-type="float">
            <text:p>0.10783433684597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6.2731" calcext:value-type="float">
            <text:p>-6.2731</text:p>
          </table:table-cell>
          <table:table-cell office:value-type="float" office:value="0.0601969898702682" calcext:value-type="float">
            <text:p>0.06019698987026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6.04275" calcext:value-type="float">
            <text:p>-6.04275</text:p>
          </table:table-cell>
          <table:table-cell office:value-type="float" office:value="0.113073815594236" calcext:value-type="float">
            <text:p>0.1130738155942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6.01586" calcext:value-type="float">
            <text:p>-6.01586</text:p>
          </table:table-cell>
          <table:table-cell office:value-type="float" office:value="0.356767387629612" calcext:value-type="float">
            <text:p>0.35676738762961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5.75574" calcext:value-type="float">
            <text:p>-5.75574</text:p>
          </table:table-cell>
          <table:table-cell office:value-type="float" office:value="0.101521652908522" calcext:value-type="float">
            <text:p>0.1015216529085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.3527" calcext:value-type="float">
            <text:p>-6.3527</text:p>
          </table:table-cell>
          <table:table-cell office:value-type="float" office:value="0.12032143920286" calcext:value-type="float">
            <text:p>0.1203214392028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6.28799" calcext:value-type="float">
            <text:p>-6.28799</text:p>
          </table:table-cell>
          <table:table-cell office:value-type="float" office:value="0.0642740469092281" calcext:value-type="float">
            <text:p>0.06427404690922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6.04444" calcext:value-type="float">
            <text:p>-6.04444</text:p>
          </table:table-cell>
          <table:table-cell office:value-type="float" office:value="0.119943898975034" calcext:value-type="float">
            <text:p>0.1199438989750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5.99363" calcext:value-type="float">
            <text:p>-5.99363</text:p>
          </table:table-cell>
          <table:table-cell office:value-type="float" office:value="0.371005571882106" calcext:value-type="float">
            <text:p>0.3710055718821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5.78461" calcext:value-type="float">
            <text:p>-5.78461</text:p>
          </table:table-cell>
          <table:table-cell office:value-type="float" office:value="0.0981773095061141" calcext:value-type="float">
            <text:p>0.0981773095061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.33555" calcext:value-type="float">
            <text:p>-6.33555</text:p>
          </table:table-cell>
          <table:table-cell office:value-type="float" office:value="0.10446177233857" calcext:value-type="float">
            <text:p>0.1044617723385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9.07238" calcext:value-type="float">
            <text:p>-9.07238</text:p>
          </table:table-cell>
          <table:table-cell office:value-type="float" office:value="0.0939593401269972" calcext:value-type="float">
            <text:p>0.09395934012699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9.09772" calcext:value-type="float">
            <text:p>-9.09772</text:p>
          </table:table-cell>
          <table:table-cell office:value-type="float" office:value="0.149125521763991" calcext:value-type="float">
            <text:p>0.149125521763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9.12044" calcext:value-type="float">
            <text:p>-9.12044</text:p>
          </table:table-cell>
          <table:table-cell office:value-type="float" office:value="0.524501060879375" calcext:value-type="float">
            <text:p>0.5245010608793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.95944" calcext:value-type="float">
            <text:p>-8.95944</text:p>
          </table:table-cell>
          <table:table-cell office:value-type="float" office:value="0.136599590280887" calcext:value-type="float">
            <text:p>0.1365995902808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8.93134" calcext:value-type="float">
            <text:p>-8.93134</text:p>
          </table:table-cell>
          <table:table-cell office:value-type="float" office:value="0.17277053370073" calcext:value-type="float">
            <text:p>0.1727705337007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9.06783" calcext:value-type="float">
            <text:p>-9.06783</text:p>
          </table:table-cell>
          <table:table-cell office:value-type="float" office:value="0.0872996532804079" calcext:value-type="float">
            <text:p>0.08729965328040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9.06331" calcext:value-type="float">
            <text:p>-9.06331</text:p>
          </table:table-cell>
          <table:table-cell office:value-type="float" office:value="0.13387416946056" calcext:value-type="float">
            <text:p>0.133874169460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9.15531" calcext:value-type="float">
            <text:p>-9.15531</text:p>
          </table:table-cell>
          <table:table-cell office:value-type="float" office:value="0.532926776929079" calcext:value-type="float">
            <text:p>0.5329267769290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.94495" calcext:value-type="float">
            <text:p>-8.94495</text:p>
          </table:table-cell>
          <table:table-cell office:value-type="float" office:value="0.14427845005415" calcext:value-type="float">
            <text:p>0.144278450054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8.92792" calcext:value-type="float">
            <text:p>-8.92792</text:p>
          </table:table-cell>
          <table:table-cell office:value-type="float" office:value="0.189186644597241" calcext:value-type="float">
            <text:p>0.18918664459724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9.03475" calcext:value-type="float">
            <text:p>-9.03475</text:p>
          </table:table-cell>
          <table:table-cell office:value-type="float" office:value="0.0907928894223674" calcext:value-type="float">
            <text:p>0.09079288942236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9.00969" calcext:value-type="float">
            <text:p>-9.00969</text:p>
          </table:table-cell>
          <table:table-cell office:value-type="float" office:value="0.126512269573112" calcext:value-type="float">
            <text:p>0.1265122695731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8.94153" calcext:value-type="float">
            <text:p>-8.94153</text:p>
          </table:table-cell>
          <table:table-cell office:value-type="float" office:value="0.52902881839023" calcext:value-type="float">
            <text:p>0.529028818390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.92631" calcext:value-type="float">
            <text:p>-8.92631</text:p>
          </table:table-cell>
          <table:table-cell office:value-type="float" office:value="0.134425746406745" calcext:value-type="float">
            <text:p>0.1344257464067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8.91543" calcext:value-type="float">
            <text:p>-8.91543</text:p>
          </table:table-cell>
          <table:table-cell office:value-type="float" office:value="0.220795056851822" calcext:value-type="float">
            <text:p>0.22079505685182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9.08696" calcext:value-type="float">
            <text:p>-9.08696</text:p>
          </table:table-cell>
          <table:table-cell office:value-type="float" office:value="0.0950149317040922" calcext:value-type="float">
            <text:p>0.09501493170409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9.07977" calcext:value-type="float">
            <text:p>-9.07977</text:p>
          </table:table-cell>
          <table:table-cell office:value-type="float" office:value="0.15983917377272" calcext:value-type="float">
            <text:p>0.159839173772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9.11728" calcext:value-type="float">
            <text:p>-9.11728</text:p>
          </table:table-cell>
          <table:table-cell office:value-type="float" office:value="0.531404172912755" calcext:value-type="float">
            <text:p>0.5314041729127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.93738" calcext:value-type="float">
            <text:p>-8.93738</text:p>
          </table:table-cell>
          <table:table-cell office:value-type="float" office:value="0.123552115496863" calcext:value-type="float">
            <text:p>0.1235521154968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8.88337" calcext:value-type="float">
            <text:p>-8.88337</text:p>
          </table:table-cell>
          <table:table-cell office:value-type="float" office:value="0.204810006220106" calcext:value-type="float">
            <text:p>0.20481000622010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9.01699" calcext:value-type="float">
            <text:p>-9.01699</text:p>
          </table:table-cell>
          <table:table-cell office:value-type="float" office:value="0.0874517380583187" calcext:value-type="float">
            <text:p>0.08745173805831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8.97067" calcext:value-type="float">
            <text:p>-8.97067</text:p>
          </table:table-cell>
          <table:table-cell office:value-type="float" office:value="0.161414266198427" calcext:value-type="float">
            <text:p>0.1614142661984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9.01129" calcext:value-type="float">
            <text:p>-9.01129</text:p>
          </table:table-cell>
          <table:table-cell office:value-type="float" office:value="0.528238623510662" calcext:value-type="float">
            <text:p>0.5282386235106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.96037" calcext:value-type="float">
            <text:p>-8.96037</text:p>
          </table:table-cell>
          <table:table-cell office:value-type="float" office:value="0.120694887636075" calcext:value-type="float">
            <text:p>0.1206948876360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8.83023" calcext:value-type="float">
            <text:p>-8.83023</text:p>
          </table:table-cell>
          <table:table-cell office:value-type="float" office:value="0.18690392515627" calcext:value-type="float">
            <text:p>0.1869039251562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12.37752" calcext:value-type="float">
            <text:p>-12.37752</text:p>
          </table:table-cell>
          <table:table-cell office:value-type="float" office:value="0.122372053719875" calcext:value-type="float">
            <text:p>0.12237205371987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9.01031" calcext:value-type="float">
            <text:p>-9.01031</text:p>
          </table:table-cell>
          <table:table-cell office:value-type="float" office:value="0.144875437959397" calcext:value-type="float">
            <text:p>0.1448754379593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2.51619" calcext:value-type="float">
            <text:p>-12.51619</text:p>
          </table:table-cell>
          <table:table-cell office:value-type="float" office:value="0.557843980066348" calcext:value-type="float">
            <text:p>0.5578439800663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2.2743" calcext:value-type="float">
            <text:p>-12.2743</text:p>
          </table:table-cell>
          <table:table-cell office:value-type="float" office:value="0.135038638553126" calcext:value-type="float">
            <text:p>0.1350386385531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2.20719" calcext:value-type="float">
            <text:p>-12.20719</text:p>
          </table:table-cell>
          <table:table-cell office:value-type="float" office:value="0.190778633852242" calcext:value-type="float">
            <text:p>0.19077863385224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12.45306" calcext:value-type="float">
            <text:p>-12.45306</text:p>
          </table:table-cell>
          <table:table-cell office:value-type="float" office:value="0.123014601185398" calcext:value-type="float">
            <text:p>0.12301460118539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12.51776" calcext:value-type="float">
            <text:p>-12.51776</text:p>
          </table:table-cell>
          <table:table-cell office:value-type="float" office:value="0.21384054606614" calcext:value-type="float">
            <text:p>0.213840546066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2.42197" calcext:value-type="float">
            <text:p>-12.42197</text:p>
          </table:table-cell>
          <table:table-cell office:value-type="float" office:value="0.54287052405517" calcext:value-type="float">
            <text:p>0.542870524055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2.13416" calcext:value-type="float">
            <text:p>-12.13416</text:p>
          </table:table-cell>
          <table:table-cell office:value-type="float" office:value="0.137657157300671" calcext:value-type="float">
            <text:p>0.1376571573006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2.19335" calcext:value-type="float">
            <text:p>-12.19335</text:p>
          </table:table-cell>
          <table:table-cell office:value-type="float" office:value="0.221303156446144" calcext:value-type="float">
            <text:p>0.22130315644614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12.37744" calcext:value-type="float">
            <text:p>-12.37744</text:p>
          </table:table-cell>
          <table:table-cell office:value-type="float" office:value="0.118598070248418" calcext:value-type="float">
            <text:p>0.11859807024841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12.42282" calcext:value-type="float">
            <text:p>-12.42282</text:p>
          </table:table-cell>
          <table:table-cell office:value-type="float" office:value="0.192827684703987" calcext:value-type="float">
            <text:p>0.192827684703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2.41879" calcext:value-type="float">
            <text:p>-12.41879</text:p>
          </table:table-cell>
          <table:table-cell office:value-type="float" office:value="0.499588265032434" calcext:value-type="float">
            <text:p>0.4995882650324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2.305" calcext:value-type="float">
            <text:p>-12.305</text:p>
          </table:table-cell>
          <table:table-cell office:value-type="float" office:value="0.122813580014644" calcext:value-type="float">
            <text:p>0.1228135800146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2.18885" calcext:value-type="float">
            <text:p>-12.18885</text:p>
          </table:table-cell>
          <table:table-cell office:value-type="float" office:value="0.203999410569047" calcext:value-type="float">
            <text:p>0.20399941056904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12.48313" calcext:value-type="float">
            <text:p>-12.48313</text:p>
          </table:table-cell>
          <table:table-cell office:value-type="float" office:value="0.116743156884759" calcext:value-type="float">
            <text:p>0.11674315688475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12.42865" calcext:value-type="float">
            <text:p>-12.42865</text:p>
          </table:table-cell>
          <table:table-cell office:value-type="float" office:value="0.219551219987701" calcext:value-type="float">
            <text:p>0.2195512199877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2.39164" calcext:value-type="float">
            <text:p>-12.39164</text:p>
          </table:table-cell>
          <table:table-cell office:value-type="float" office:value="0.530799129600003" calcext:value-type="float">
            <text:p>0.5307991296000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2.2482" calcext:value-type="float">
            <text:p>-12.2482</text:p>
          </table:table-cell>
          <table:table-cell office:value-type="float" office:value="0.133683231096282" calcext:value-type="float">
            <text:p>0.1336832310962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2.14018" calcext:value-type="float">
            <text:p>-12.14018</text:p>
          </table:table-cell>
          <table:table-cell office:value-type="float" office:value="0.232661083515378" calcext:value-type="float">
            <text:p>0.23266108351537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12.38491" calcext:value-type="float">
            <text:p>-12.38491</text:p>
          </table:table-cell>
          <table:table-cell office:value-type="float" office:value="0.118347430038879" calcext:value-type="float">
            <text:p>0.1183474300388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.39919" calcext:value-type="float">
            <text:p>-12.39919</text:p>
          </table:table-cell>
          <table:table-cell office:value-type="float" office:value="0.245091022527773" calcext:value-type="float">
            <text:p>0.2450910225277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2.39301" calcext:value-type="float">
            <text:p>-12.39301</text:p>
          </table:table-cell>
          <table:table-cell office:value-type="float" office:value="0.549199938958101" calcext:value-type="float">
            <text:p>0.5491999389581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2.25679" calcext:value-type="float">
            <text:p>-12.25679</text:p>
          </table:table-cell>
          <table:table-cell office:value-type="float" office:value="0.124855520534075" calcext:value-type="float">
            <text:p>0.1248555205340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2.07816" calcext:value-type="float">
            <text:p>-12.07816</text:p>
          </table:table-cell>
          <table:table-cell office:value-type="float" office:value="0.215048640498846" calcext:value-type="float">
            <text:p>0.21504864049884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16.07616" calcext:value-type="float">
            <text:p>-16.07616</text:p>
          </table:table-cell>
          <table:table-cell office:value-type="float" office:value="0.132849229246669" calcext:value-type="float">
            <text:p>0.13284922924666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12.37393" calcext:value-type="float">
            <text:p>-12.37393</text:p>
          </table:table-cell>
          <table:table-cell office:value-type="float" office:value="0.182131138278942" calcext:value-type="float">
            <text:p>0.18213113827894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5.46493" calcext:value-type="float">
            <text:p>-15.46493</text:p>
          </table:table-cell>
          <table:table-cell office:value-type="float" office:value="0.572342696202255" calcext:value-type="float">
            <text:p>0.572342696202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5.4707" calcext:value-type="float">
            <text:p>-15.4707</text:p>
          </table:table-cell>
          <table:table-cell office:value-type="float" office:value="0.135422852964069" calcext:value-type="float">
            <text:p>0.13542285296406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16.05079" calcext:value-type="float">
            <text:p>-16.05079</text:p>
          </table:table-cell>
          <table:table-cell office:value-type="float" office:value="0.136635620780366" calcext:value-type="float">
            <text:p>0.13663562078036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15.68117" calcext:value-type="float">
            <text:p>-15.68117</text:p>
          </table:table-cell>
          <table:table-cell office:value-type="float" office:value="0.249388223903913" calcext:value-type="float">
            <text:p>0.2493882239039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5.48575" calcext:value-type="float">
            <text:p>-15.48575</text:p>
          </table:table-cell>
          <table:table-cell office:value-type="float" office:value="0.485736738125845" calcext:value-type="float">
            <text:p>0.4857367381258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5.43826" calcext:value-type="float">
            <text:p>-15.43826</text:p>
          </table:table-cell>
          <table:table-cell office:value-type="float" office:value="0.126070862210526" calcext:value-type="float">
            <text:p>0.12607086221052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16.03127" calcext:value-type="float">
            <text:p>-16.03127</text:p>
          </table:table-cell>
          <table:table-cell office:value-type="float" office:value="0.121677146105391" calcext:value-type="float">
            <text:p>0.12167714610539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15.58427" calcext:value-type="float">
            <text:p>-15.58427</text:p>
          </table:table-cell>
          <table:table-cell office:value-type="float" office:value="0.245725831705682" calcext:value-type="float">
            <text:p>0.2457258317056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5.36805" calcext:value-type="float">
            <text:p>-15.36805</text:p>
          </table:table-cell>
          <table:table-cell office:value-type="float" office:value="0.520760031456215" calcext:value-type="float">
            <text:p>0.5207600314562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5.40764" calcext:value-type="float">
            <text:p>-15.40764</text:p>
          </table:table-cell>
          <table:table-cell office:value-type="float" office:value="0.137727599385123" calcext:value-type="float">
            <text:p>0.13772759938512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16.02422" calcext:value-type="float">
            <text:p>-16.02422</text:p>
          </table:table-cell>
          <table:table-cell office:value-type="float" office:value="0.121737791038174" calcext:value-type="float">
            <text:p>0.12173779103817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15.5545" calcext:value-type="float">
            <text:p>-15.5545</text:p>
          </table:table-cell>
          <table:table-cell office:value-type="float" office:value="0.228609449312469" calcext:value-type="float">
            <text:p>0.2286094493124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5.33981" calcext:value-type="float">
            <text:p>-15.33981</text:p>
          </table:table-cell>
          <table:table-cell office:value-type="float" office:value="0.489658421434974" calcext:value-type="float">
            <text:p>0.4896584214349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5.41554" calcext:value-type="float">
            <text:p>-15.41554</text:p>
          </table:table-cell>
          <table:table-cell office:value-type="float" office:value="0.131871026730574" calcext:value-type="float">
            <text:p>0.13187102673057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16.02597" calcext:value-type="float">
            <text:p>-16.02597</text:p>
          </table:table-cell>
          <table:table-cell office:value-type="float" office:value="0.132589336312415" calcext:value-type="float">
            <text:p>0.13258933631241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15.50214" calcext:value-type="float">
            <text:p>-15.50214</text:p>
          </table:table-cell>
          <table:table-cell office:value-type="float" office:value="0.245132373392723" calcext:value-type="float">
            <text:p>0.2451323733927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5.37842" calcext:value-type="float">
            <text:p>-15.37842</text:p>
          </table:table-cell>
          <table:table-cell office:value-type="float" office:value="0.49933067074321" calcext:value-type="float">
            <text:p>0.49933067074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5.35447" calcext:value-type="float">
            <text:p>-15.35447</text:p>
          </table:table-cell>
          <table:table-cell office:value-type="float" office:value="0.134423315684996" calcext:value-type="float">
            <text:p>0.134423315684996</text:p>
          </table:table-cell>
          <table:table-cell table:number-columns-repeated="5"/>
        </table:table-row>
        <table:table-row table:style-name="ro1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-15.56492" calcext:value-type="float">
            <text:p>-15.56492</text:p>
          </table:table-cell>
          <table:table-cell office:value-type="float" office:value="0.25140870507843" calcext:value-type="float">
            <text:p>0.25140870507843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4T23:22:30.219846459</dc:date>
    <meta:editing-duration>PT7M31S</meta:editing-duration>
    <meta:editing-cycles>1</meta:editing-cycles>
    <meta:document-statistic meta:table-count="1" meta:cell-count="484" meta:object-count="5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49cm" svg:height="6.402cm" xlink:href=".." xlink:type="simple" chart:class="chart:scatter" chart:style-name="ch1">
        <chart:legend chart:legend-position="end" svg:x="8.097cm" svg:y="2.902cm" style:legend-expansion="high" chart:style-name="ch2"/>
        <chart:plot-area chart:style-name="ch3" table:cell-range-address="output_0504_2.C1:output_0504_2.D25" svg:x="0.218cm" svg:y="0.128cm" svg:width="7.661cm" svg:height="6.146cm">
          <chartooo:coordinate-region svg:x="0.456cm" svg:y="0.328cm" svg:width="7.276cm" svg:height="5.2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0504_2.D1:output_0504_2.D25" chart:class="chart:scatter">
            <chart:domain table:cell-range-address="output_0504_2.C1:output_0504_2.C25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0439">
                <text:p>-3.10439</text:p>
                <draw:g>
                  <svg:desc>output_0504_2.C1:output_0504_2.C25</svg:desc>
                </draw:g>
              </table:table-cell>
              <table:table-cell office:value-type="float" office:value="0.0436146254946205">
                <text:p>0.0436146254946205</text:p>
                <draw:g>
                  <svg:desc>output_0504_2.D1:output_0504_2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8612">
                <text:p>-3.08612</text:p>
              </table:table-cell>
              <table:table-cell office:value-type="float" office:value="0.038302306700162">
                <text:p>0.038302306700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07749">
                <text:p>-3.07749</text:p>
              </table:table-cell>
              <table:table-cell office:value-type="float" office:value="0.0474825769477167">
                <text:p>0.0474825769477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16986">
                <text:p>-3.16986</text:p>
              </table:table-cell>
              <table:table-cell office:value-type="float" office:value="0.0445981373284497">
                <text:p>0.0445981373284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13097">
                <text:p>-3.13097</text:p>
              </table:table-cell>
              <table:table-cell office:value-type="float" office:value="0.0456677893772266">
                <text:p>0.0456677893772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.31831">
                <text:p>-6.31831</text:p>
              </table:table-cell>
              <table:table-cell office:value-type="float" office:value="0.071714248458916">
                <text:p>0.071714248458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20452">
                <text:p>-6.20452</text:p>
              </table:table-cell>
              <table:table-cell office:value-type="float" office:value="0.0708033065238203">
                <text:p>0.0708033065238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33032">
                <text:p>-6.33032</text:p>
              </table:table-cell>
              <table:table-cell office:value-type="float" office:value="0.0694190701895116">
                <text:p>0.0694190701895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.2731">
                <text:p>-6.2731</text:p>
              </table:table-cell>
              <table:table-cell office:value-type="float" office:value="0.0601969898702682">
                <text:p>0.0601969898702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.28799">
                <text:p>-6.28799</text:p>
              </table:table-cell>
              <table:table-cell office:value-type="float" office:value="0.0642740469092281">
                <text:p>0.0642740469092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07238">
                <text:p>-9.07238</text:p>
              </table:table-cell>
              <table:table-cell office:value-type="float" office:value="0.0939593401269972">
                <text:p>0.0939593401269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.06783">
                <text:p>-9.06783</text:p>
              </table:table-cell>
              <table:table-cell office:value-type="float" office:value="0.0872996532804079">
                <text:p>0.0872996532804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.03475">
                <text:p>-9.03475</text:p>
              </table:table-cell>
              <table:table-cell office:value-type="float" office:value="0.0907928894223674">
                <text:p>0.09079288942236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.08696">
                <text:p>-9.08696</text:p>
              </table:table-cell>
              <table:table-cell office:value-type="float" office:value="0.0950149317040922">
                <text:p>0.09501493170409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01699">
                <text:p>-9.01699</text:p>
              </table:table-cell>
              <table:table-cell office:value-type="float" office:value="0.0874517380583187">
                <text:p>0.0874517380583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.37752">
                <text:p>-12.37752</text:p>
              </table:table-cell>
              <table:table-cell office:value-type="float" office:value="0.122372053719875">
                <text:p>0.122372053719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.45306">
                <text:p>-12.45306</text:p>
              </table:table-cell>
              <table:table-cell office:value-type="float" office:value="0.123014601185398">
                <text:p>0.123014601185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.37744">
                <text:p>-12.37744</text:p>
              </table:table-cell>
              <table:table-cell office:value-type="float" office:value="0.118598070248418">
                <text:p>0.1185980702484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.48313">
                <text:p>-12.48313</text:p>
              </table:table-cell>
              <table:table-cell office:value-type="float" office:value="0.116743156884759">
                <text:p>0.1167431568847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.38491">
                <text:p>-12.38491</text:p>
              </table:table-cell>
              <table:table-cell office:value-type="float" office:value="0.118347430038879">
                <text:p>0.1183474300388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.07616">
                <text:p>-16.07616</text:p>
              </table:table-cell>
              <table:table-cell office:value-type="float" office:value="0.132849229246669">
                <text:p>0.1328492292466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.05079">
                <text:p>-16.05079</text:p>
              </table:table-cell>
              <table:table-cell office:value-type="float" office:value="0.136635620780366">
                <text:p>0.136635620780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6.03127">
                <text:p>-16.03127</text:p>
              </table:table-cell>
              <table:table-cell office:value-type="float" office:value="0.121677146105391">
                <text:p>0.121677146105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6.02422">
                <text:p>-16.02422</text:p>
              </table:table-cell>
              <table:table-cell office:value-type="float" office:value="0.121737791038174">
                <text:p>0.1217377910381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.02597">
                <text:p>-16.02597</text:p>
              </table:table-cell>
              <table:table-cell office:value-type="float" office:value="0.132589336312415">
                <text:p>0.132589336312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scatter" chart:style-name="ch1">
        <chart:legend chart:legend-position="end" svg:x="13.263cm" svg:y="4.203cm" style:legend-expansion="high" chart:style-name="ch2"/>
        <chart:plot-area chart:style-name="ch3" table:cell-range-address="output_0504_2.H1:output_0504_2.I26" svg:x="0.319cm" svg:y="0.18cm" svg:width="12.625cm" svg:height="8.645cm">
          <chartooo:coordinate-region svg:x="0.557cm" svg:y="0.38cm" svg:width="12.2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0504_2.I1:output_0504_2.I26" chart:class="chart:scatter">
            <chart:domain table:cell-range-address="output_0504_2.H1:output_0504_2.H26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28649">
                <text:p>-3.28649</text:p>
                <draw:g>
                  <svg:desc>output_0504_2.H1:output_0504_2.H26</svg:desc>
                </draw:g>
              </table:table-cell>
              <table:table-cell office:value-type="float" office:value="0.137309637489066">
                <text:p>0.137309637489066</text:p>
                <draw:g>
                  <svg:desc>output_0504_2.I1:output_0504_2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34418">
                <text:p>-3.34418</text:p>
              </table:table-cell>
              <table:table-cell office:value-type="float" office:value="0.0939160241562552">
                <text:p>0.0939160241562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35652">
                <text:p>-3.35652</text:p>
              </table:table-cell>
              <table:table-cell office:value-type="float" office:value="0.148641176937393">
                <text:p>0.1486411769373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7484">
                <text:p>-3.47484</text:p>
              </table:table-cell>
              <table:table-cell office:value-type="float" office:value="0.109125614863121">
                <text:p>0.109125614863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35581">
                <text:p>-3.35581</text:p>
              </table:table-cell>
              <table:table-cell office:value-type="float" office:value="0.117019886615787">
                <text:p>0.117019886615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.09782">
                <text:p>-6.09782</text:p>
              </table:table-cell>
              <table:table-cell office:value-type="float" office:value="0.099944902563612">
                <text:p>0.099944902563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05225">
                <text:p>-6.05225</text:p>
              </table:table-cell>
              <table:table-cell office:value-type="float" office:value="0.0878307679803573">
                <text:p>0.0878307679803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05848">
                <text:p>-6.05848</text:p>
              </table:table-cell>
              <table:table-cell office:value-type="float" office:value="0.105773736732674">
                <text:p>0.105773736732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.04275">
                <text:p>-6.04275</text:p>
              </table:table-cell>
              <table:table-cell office:value-type="float" office:value="0.113073815594236">
                <text:p>0.113073815594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.04444">
                <text:p>-6.04444</text:p>
              </table:table-cell>
              <table:table-cell office:value-type="float" office:value="0.119943898975034">
                <text:p>0.119943898975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09772">
                <text:p>-9.09772</text:p>
              </table:table-cell>
              <table:table-cell office:value-type="float" office:value="0.149125521763991">
                <text:p>0.149125521763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.06331">
                <text:p>-9.06331</text:p>
              </table:table-cell>
              <table:table-cell office:value-type="float" office:value="0.13387416946056">
                <text:p>0.13387416946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.00969">
                <text:p>-9.00969</text:p>
              </table:table-cell>
              <table:table-cell office:value-type="float" office:value="0.126512269573112">
                <text:p>0.126512269573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.07977">
                <text:p>-9.07977</text:p>
              </table:table-cell>
              <table:table-cell office:value-type="float" office:value="0.15983917377272">
                <text:p>0.15983917377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97067">
                <text:p>-8.97067</text:p>
              </table:table-cell>
              <table:table-cell office:value-type="float" office:value="0.161414266198427">
                <text:p>0.161414266198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01031">
                <text:p>-9.01031</text:p>
              </table:table-cell>
              <table:table-cell office:value-type="float" office:value="0.144875437959397">
                <text:p>0.144875437959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.51776">
                <text:p>-12.51776</text:p>
              </table:table-cell>
              <table:table-cell office:value-type="float" office:value="0.21384054606614">
                <text:p>0.21384054606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.42282">
                <text:p>-12.42282</text:p>
              </table:table-cell>
              <table:table-cell office:value-type="float" office:value="0.192827684703987">
                <text:p>0.1928276847039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.42865">
                <text:p>-12.42865</text:p>
              </table:table-cell>
              <table:table-cell office:value-type="float" office:value="0.219551219987701">
                <text:p>0.219551219987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.39919">
                <text:p>-12.39919</text:p>
              </table:table-cell>
              <table:table-cell office:value-type="float" office:value="0.245091022527773">
                <text:p>0.2450910225277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.37393">
                <text:p>-12.37393</text:p>
              </table:table-cell>
              <table:table-cell office:value-type="float" office:value="0.182131138278942">
                <text:p>0.182131138278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.68117">
                <text:p>-15.68117</text:p>
              </table:table-cell>
              <table:table-cell office:value-type="float" office:value="0.249388223903913">
                <text:p>0.249388223903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.58427">
                <text:p>-15.58427</text:p>
              </table:table-cell>
              <table:table-cell office:value-type="float" office:value="0.245725831705682">
                <text:p>0.245725831705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.5545">
                <text:p>-15.5545</text:p>
              </table:table-cell>
              <table:table-cell office:value-type="float" office:value="0.228609449312469">
                <text:p>0.2286094493124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.50214">
                <text:p>-15.50214</text:p>
              </table:table-cell>
              <table:table-cell office:value-type="float" office:value="0.245132373392723">
                <text:p>0.245132373392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.56492">
                <text:p>-15.56492</text:p>
              </table:table-cell>
              <table:table-cell office:value-type="float" office:value="0.25140870507843">
                <text:p>0.251408705078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scatter" chart:style-name="ch1">
        <chart:legend chart:legend-position="end" svg:x="13.159cm" svg:y="4.203cm" style:legend-expansion="high" chart:style-name="ch2"/>
        <chart:plot-area chart:style-name="ch3" table:cell-range-address="output_0504_2.M1:output_0504_2.N25" svg:x="0.32cm" svg:y="0.18cm" svg:width="12.519cm" svg:height="8.645cm">
          <chartooo:coordinate-region svg:x="0.558cm" svg:y="0.38cm" svg:width="12.13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0504_2.N1:output_0504_2.N25" chart:class="chart:scatter">
            <chart:domain table:cell-range-address="output_0504_2.M1:output_0504_2.M25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05859">
                <text:p>-3.05859</text:p>
                <draw:g>
                  <svg:desc>output_0504_2.M1:output_0504_2.M25</svg:desc>
                </draw:g>
              </table:table-cell>
              <table:table-cell office:value-type="float" office:value="0.408382851212976">
                <text:p>0.408382851212976</text:p>
                <draw:g>
                  <svg:desc>output_0504_2.N1:output_0504_2.N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3557">
                <text:p>-3.03557</text:p>
              </table:table-cell>
              <table:table-cell office:value-type="float" office:value="0.416403870636704">
                <text:p>0.416403870636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02403">
                <text:p>-3.02403</text:p>
              </table:table-cell>
              <table:table-cell office:value-type="float" office:value="0.435311941340449">
                <text:p>0.435311941340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08485">
                <text:p>-3.08485</text:p>
              </table:table-cell>
              <table:table-cell office:value-type="float" office:value="0.45111011326427">
                <text:p>0.45111011326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09331">
                <text:p>-3.09331</text:p>
              </table:table-cell>
              <table:table-cell office:value-type="float" office:value="0.493690484188442">
                <text:p>0.493690484188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.0038">
                <text:p>-6.0038</text:p>
              </table:table-cell>
              <table:table-cell office:value-type="float" office:value="0.490836528885424">
                <text:p>0.490836528885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00648">
                <text:p>-6.00648</text:p>
              </table:table-cell>
              <table:table-cell office:value-type="float" office:value="0.367982932791775">
                <text:p>0.367982932791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02322">
                <text:p>-6.02322</text:p>
              </table:table-cell>
              <table:table-cell office:value-type="float" office:value="0.380969611095905">
                <text:p>0.380969611095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.01586">
                <text:p>-6.01586</text:p>
              </table:table-cell>
              <table:table-cell office:value-type="float" office:value="0.356767387629612">
                <text:p>0.356767387629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99363">
                <text:p>-5.99363</text:p>
              </table:table-cell>
              <table:table-cell office:value-type="float" office:value="0.371005571882106">
                <text:p>0.371005571882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12044">
                <text:p>-9.12044</text:p>
              </table:table-cell>
              <table:table-cell office:value-type="float" office:value="0.524501060879375">
                <text:p>0.52450106087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.15531">
                <text:p>-9.15531</text:p>
              </table:table-cell>
              <table:table-cell office:value-type="float" office:value="0.532926776929079">
                <text:p>0.532926776929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94153">
                <text:p>-8.94153</text:p>
              </table:table-cell>
              <table:table-cell office:value-type="float" office:value="0.52902881839023">
                <text:p>0.52902881839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.11728">
                <text:p>-9.11728</text:p>
              </table:table-cell>
              <table:table-cell office:value-type="float" office:value="0.531404172912755">
                <text:p>0.531404172912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01129">
                <text:p>-9.01129</text:p>
              </table:table-cell>
              <table:table-cell office:value-type="float" office:value="0.528238623510662">
                <text:p>0.528238623510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.51619">
                <text:p>-12.51619</text:p>
              </table:table-cell>
              <table:table-cell office:value-type="float" office:value="0.557843980066348">
                <text:p>0.557843980066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.42197">
                <text:p>-12.42197</text:p>
              </table:table-cell>
              <table:table-cell office:value-type="float" office:value="0.54287052405517">
                <text:p>0.54287052405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.41879">
                <text:p>-12.41879</text:p>
              </table:table-cell>
              <table:table-cell office:value-type="float" office:value="0.499588265032434">
                <text:p>0.499588265032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.39164">
                <text:p>-12.39164</text:p>
              </table:table-cell>
              <table:table-cell office:value-type="float" office:value="0.530799129600003">
                <text:p>0.530799129600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.39301">
                <text:p>-12.39301</text:p>
              </table:table-cell>
              <table:table-cell office:value-type="float" office:value="0.549199938958101">
                <text:p>0.5491999389581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.46493">
                <text:p>-15.46493</text:p>
              </table:table-cell>
              <table:table-cell office:value-type="float" office:value="0.572342696202255">
                <text:p>0.572342696202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.48575">
                <text:p>-15.48575</text:p>
              </table:table-cell>
              <table:table-cell office:value-type="float" office:value="0.485736738125845">
                <text:p>0.4857367381258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.36805">
                <text:p>-15.36805</text:p>
              </table:table-cell>
              <table:table-cell office:value-type="float" office:value="0.520760031456215">
                <text:p>0.520760031456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.33981">
                <text:p>-15.33981</text:p>
              </table:table-cell>
              <table:table-cell office:value-type="float" office:value="0.489658421434974">
                <text:p>0.4896584214349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.37842">
                <text:p>-15.37842</text:p>
              </table:table-cell>
              <table:table-cell office:value-type="float" office:value="0.49933067074321">
                <text:p>0.499330670743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scatter" chart:style-name="ch1">
        <chart:legend chart:legend-position="end" svg:x="13.158cm" svg:y="4.204cm" style:legend-expansion="high" chart:style-name="ch2"/>
        <chart:plot-area chart:style-name="ch3" table:cell-range-address="output_0504_2.R1:output_0504_2.S25" svg:x="0.32cm" svg:y="0.18cm" svg:width="12.518cm" svg:height="8.646cm">
          <chartooo:coordinate-region svg:x="0.558cm" svg:y="0.379cm" svg:width="12.13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0504_2.S1:output_0504_2.S25" chart:class="chart:scatter">
            <chart:domain table:cell-range-address="output_0504_2.R1:output_0504_2.R25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77062">
                <text:p>-2.77062</text:p>
                <draw:g>
                  <svg:desc>output_0504_2.R1:output_0504_2.R25</svg:desc>
                </draw:g>
              </table:table-cell>
              <table:table-cell office:value-type="float" office:value="0.0538710354100701">
                <text:p>0.0538710354100701</text:p>
                <draw:g>
                  <svg:desc>output_0504_2.S1:output_0504_2.S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775">
                <text:p>-2.775</text:p>
              </table:table-cell>
              <table:table-cell office:value-type="float" office:value="0.0573440663358704">
                <text:p>0.0573440663358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7893">
                <text:p>-2.97893</text:p>
              </table:table-cell>
              <table:table-cell office:value-type="float" office:value="0.0757668665867486">
                <text:p>0.0757668665867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94912">
                <text:p>-2.94912</text:p>
              </table:table-cell>
              <table:table-cell office:value-type="float" office:value="0.047304664977299">
                <text:p>0.047304664977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83694">
                <text:p>-2.83694</text:p>
              </table:table-cell>
              <table:table-cell office:value-type="float" office:value="0.0606158117555985">
                <text:p>0.0606158117555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.70692">
                <text:p>-5.70692</text:p>
              </table:table-cell>
              <table:table-cell office:value-type="float" office:value="0.10376840790662">
                <text:p>0.10376840790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8539">
                <text:p>-5.8539</text:p>
              </table:table-cell>
              <table:table-cell office:value-type="float" office:value="0.0930724116114536">
                <text:p>0.0930724116114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63956">
                <text:p>-5.63956</text:p>
              </table:table-cell>
              <table:table-cell office:value-type="float" office:value="0.0848791025628405">
                <text:p>0.0848791025628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75574">
                <text:p>-5.75574</text:p>
              </table:table-cell>
              <table:table-cell office:value-type="float" office:value="0.101521652908522">
                <text:p>0.101521652908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78461">
                <text:p>-5.78461</text:p>
              </table:table-cell>
              <table:table-cell office:value-type="float" office:value="0.0981773095061141">
                <text:p>0.0981773095061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95944">
                <text:p>-8.95944</text:p>
              </table:table-cell>
              <table:table-cell office:value-type="float" office:value="0.136599590280887">
                <text:p>0.136599590280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94495">
                <text:p>-8.94495</text:p>
              </table:table-cell>
              <table:table-cell office:value-type="float" office:value="0.14427845005415">
                <text:p>0.144278450054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92631">
                <text:p>-8.92631</text:p>
              </table:table-cell>
              <table:table-cell office:value-type="float" office:value="0.134425746406745">
                <text:p>0.134425746406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93738">
                <text:p>-8.93738</text:p>
              </table:table-cell>
              <table:table-cell office:value-type="float" office:value="0.123552115496863">
                <text:p>0.1235521154968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96037">
                <text:p>-8.96037</text:p>
              </table:table-cell>
              <table:table-cell office:value-type="float" office:value="0.120694887636075">
                <text:p>0.120694887636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.2743">
                <text:p>-12.2743</text:p>
              </table:table-cell>
              <table:table-cell office:value-type="float" office:value="0.135038638553126">
                <text:p>0.135038638553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.13416">
                <text:p>-12.13416</text:p>
              </table:table-cell>
              <table:table-cell office:value-type="float" office:value="0.137657157300671">
                <text:p>0.1376571573006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.305">
                <text:p>-12.305</text:p>
              </table:table-cell>
              <table:table-cell office:value-type="float" office:value="0.122813580014644">
                <text:p>0.122813580014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.2482">
                <text:p>-12.2482</text:p>
              </table:table-cell>
              <table:table-cell office:value-type="float" office:value="0.133683231096282">
                <text:p>0.133683231096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.25679">
                <text:p>-12.25679</text:p>
              </table:table-cell>
              <table:table-cell office:value-type="float" office:value="0.124855520534075">
                <text:p>0.124855520534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.4707">
                <text:p>-15.4707</text:p>
              </table:table-cell>
              <table:table-cell office:value-type="float" office:value="0.135422852964069">
                <text:p>0.1354228529640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.43826">
                <text:p>-15.43826</text:p>
              </table:table-cell>
              <table:table-cell office:value-type="float" office:value="0.126070862210526">
                <text:p>0.1260708622105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.40764">
                <text:p>-15.40764</text:p>
              </table:table-cell>
              <table:table-cell office:value-type="float" office:value="0.137727599385123">
                <text:p>0.137727599385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.41554">
                <text:p>-15.41554</text:p>
              </table:table-cell>
              <table:table-cell office:value-type="float" office:value="0.131871026730574">
                <text:p>0.1318710267305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.35447">
                <text:p>-15.35447</text:p>
              </table:table-cell>
              <table:table-cell office:value-type="float" office:value="0.134423315684996">
                <text:p>0.1344233156849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scatter" chart:style-name="ch1">
        <chart:legend chart:legend-position="end" svg:x="13.131cm" svg:y="4.203cm" style:legend-expansion="high" chart:style-name="ch2"/>
        <chart:plot-area chart:style-name="ch3" table:cell-range-address="output_0504_2.W1:output_0504_2.X20" svg:x="0.319cm" svg:y="0.18cm" svg:width="12.493cm" svg:height="8.645cm">
          <chartooo:coordinate-region svg:x="0.557cm" svg:y="0.379cm" svg:width="12.10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0504_2.X1:output_0504_2.X20" chart:class="chart:scatter">
            <chart:domain table:cell-range-address="output_0504_2.W1:output_0504_2.W20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08974">
                <text:p>-3.08974</text:p>
                <draw:g>
                  <svg:desc>output_0504_2.W1:output_0504_2.W20</svg:desc>
                </draw:g>
              </table:table-cell>
              <table:table-cell office:value-type="float" office:value="0.0257607154118995">
                <text:p>0.0257607154118995</text:p>
                <draw:g>
                  <svg:desc>output_0504_2.X1:output_0504_2.X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10075">
                <text:p>-3.10075</text:p>
              </table:table-cell>
              <table:table-cell office:value-type="float" office:value="0.0562194977097986">
                <text:p>0.0562194977097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09243">
                <text:p>-3.09243</text:p>
              </table:table-cell>
              <table:table-cell office:value-type="float" office:value="0.0321258593316539">
                <text:p>0.0321258593316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10576">
                <text:p>-3.10576</text:p>
              </table:table-cell>
              <table:table-cell office:value-type="float" office:value="0.0298584797131398">
                <text:p>0.0298584797131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10609">
                <text:p>-3.10609</text:p>
              </table:table-cell>
              <table:table-cell office:value-type="float" office:value="0.0351387596721364">
                <text:p>0.0351387596721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.36598">
                <text:p>-6.36598</text:p>
              </table:table-cell>
              <table:table-cell office:value-type="float" office:value="0.101145620079651">
                <text:p>0.101145620079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36207">
                <text:p>-6.36207</text:p>
              </table:table-cell>
              <table:table-cell office:value-type="float" office:value="0.0907425304278384">
                <text:p>0.0907425304278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305">
                <text:p>-6.305</text:p>
              </table:table-cell>
              <table:table-cell office:value-type="float" office:value="0.107834336845975">
                <text:p>0.107834336845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.3527">
                <text:p>-6.3527</text:p>
              </table:table-cell>
              <table:table-cell office:value-type="float" office:value="0.12032143920286">
                <text:p>0.12032143920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.33555">
                <text:p>-6.33555</text:p>
              </table:table-cell>
              <table:table-cell office:value-type="float" office:value="0.10446177233857">
                <text:p>0.10446177233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93134">
                <text:p>-8.93134</text:p>
              </table:table-cell>
              <table:table-cell office:value-type="float" office:value="0.17277053370073">
                <text:p>0.17277053370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92792">
                <text:p>-8.92792</text:p>
              </table:table-cell>
              <table:table-cell office:value-type="float" office:value="0.189186644597241">
                <text:p>0.1891866445972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91543">
                <text:p>-8.91543</text:p>
              </table:table-cell>
              <table:table-cell office:value-type="float" office:value="0.220795056851822">
                <text:p>0.220795056851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88337">
                <text:p>-8.88337</text:p>
              </table:table-cell>
              <table:table-cell office:value-type="float" office:value="0.204810006220106">
                <text:p>0.204810006220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83023">
                <text:p>-8.83023</text:p>
              </table:table-cell>
              <table:table-cell office:value-type="float" office:value="0.18690392515627">
                <text:p>0.186903925156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.20719">
                <text:p>-12.20719</text:p>
              </table:table-cell>
              <table:table-cell office:value-type="float" office:value="0.190778633852242">
                <text:p>0.190778633852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.19335">
                <text:p>-12.19335</text:p>
              </table:table-cell>
              <table:table-cell office:value-type="float" office:value="0.221303156446144">
                <text:p>0.221303156446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.18885">
                <text:p>-12.18885</text:p>
              </table:table-cell>
              <table:table-cell office:value-type="float" office:value="0.203999410569047">
                <text:p>0.203999410569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.14018">
                <text:p>-12.14018</text:p>
              </table:table-cell>
              <table:table-cell office:value-type="float" office:value="0.232661083515378">
                <text:p>0.232661083515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.07816">
                <text:p>-12.07816</text:p>
              </table:table-cell>
              <table:table-cell office:value-type="float" office:value="0.215048640498846">
                <text:p>0.2150486404988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